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otted"/>
    </style:style>
    <style:style style:name="gr2" style:family="graphic" style:parent-style-name="standard">
      <style:graphic-properties draw:marker-end="Arrow"/>
    </style:style>
    <style:style style:name="gr3" style:family="graphic" style:parent-style-name="standard">
      <style:graphic-properties draw:marker-end="Arrow" draw:marker-end-width="0.3cm"/>
    </style:style>
    <style:style style:name="P1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standard" draw:id="id2" draw:layer="layout" svg:width="2.54cm" svg:height="2.54cm" svg:x="2.117cm" svg:y="2.117cm">
          <text:p text:style-name="P1">10</text:p>
        </draw:rect>
        <draw:rect draw:style-name="standard" draw:layer="layout" svg:width="2.54cm" svg:height="2.54cm" svg:x="4.657cm" svg:y="2.117cm">
          <text:p text:style-name="P1">20</text:p>
        </draw:rect>
        <draw:rect draw:style-name="standard" draw:layer="layout" svg:width="2.54cm" svg:height="2.54cm" svg:x="7.197cm" svg:y="2.117cm">
          <text:p text:style-name="P1">30</text:p>
        </draw:rect>
        <draw:rect draw:style-name="standard" draw:layer="layout" svg:width="2.54cm" svg:height="2.54cm" svg:x="9.737cm" svg:y="2.117cm">
          <text:p text:style-name="P1">42</text:p>
        </draw:rect>
        <draw:rect draw:style-name="standard" draw:layer="layout" svg:width="2.54cm" svg:height="2.54cm" svg:x="12.277cm" svg:y="2.117cm">
          <text:p text:style-name="P1">50</text:p>
        </draw:rect>
        <draw:rect draw:style-name="gr1" draw:id="id4" draw:layer="layout" svg:width="2.54cm" svg:height="2.54cm" svg:x="14.817cm" svg:y="2.117cm">
          <text:p text:style-name="P1"/>
        </draw:rect>
        <draw:rect draw:style-name="standard" draw:id="id1" draw:layer="layout" svg:width="3.81cm" svg:height="1.807cm" svg:x="1.469cm" svg:y="7.295cm">
          <text:p text:style-name="P1">data.begin()</text:p>
        </draw:rect>
        <draw:rect draw:style-name="standard" draw:id="id3" draw:layer="layout" svg:width="3.81cm" svg:height="1.905cm" svg:x="14.182cm" svg:y="7.197cm">
          <text:p text:style-name="P1">data.end()</text:p>
        </draw:rect>
        <draw:connector draw:style-name="gr2" draw:layer="layout" svg:x1="3.374cm" svg:y1="7.295cm" svg:x2="3.387cm" svg:y2="4.657cm" draw:start-shape="id1" draw:start-glue-point="0" draw:end-shape="id2" draw:end-glue-point="2">
          <text:p text:style-name="P1"/>
        </draw:connector>
        <draw:connector draw:style-name="gr3" draw:layer="layout" draw:type="line" svg:x1="16.087cm" svg:y1="7.197cm" svg:x2="16.087cm" svg:y2="4.657cm" draw:start-shape="id3" draw:start-glue-point="0" draw:end-shape="id4" draw:end-glue-point="2">
          <text:p text:style-name="P1"/>
        </draw:connector>
        <draw:rect draw:style-name="standard" draw:layer="layout" svg:width="2.54cm" svg:height="1.27cm" svg:x="2.117cm" svg:y="0.847cm">
          <text:p text:style-name="P1">data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'Albany AMT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.051cm" svg:stroke-color="#000000" draw:marker-start-width="0.381cm" draw:marker-start-center="false" draw:marker-end-width="0.381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Albany AMT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pitch-asian="variable" style:font-size-asian="18pt" style:language-asian="none" style:country-asian="none" style:font-style-asian="normal" style:font-weight-asian="normal" style:font-family-complex="'Albany AMT'" style:font-pitch-complex="variable" style:font-size-complex="1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847cm" fo:margin-bottom="1.723cm" fo:margin-left="0.847cm" fo:margin-right="0.87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Ray Lischner</meta:initial-creator>
    <meta:creation-date>2006-05-01T12:59:17</meta:creation-date>
    <dc:creator>Ray Lischner</dc:creator>
    <dc:date>2006-05-01T13:02:40</dc:date>
    <dc:language>en-US</dc:language>
    <meta:editing-cycles>2</meta:editing-cycles>
    <meta:editing-duration>PT3M25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